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formula="of:=SQRT((3-3.141592653589)^2+(3-2.71828182845904)^2)" office:value-type="float" office:value="0.315299235214353" calcext:value-type="float">
            <text:p>0.3152992352</text:p>
          </table:table-cell>
          <table:table-cell office:value-type="string" calcext:value-type="string">
            <text:p>distance from q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QRT((3-1.61803398874878)^2+(3-4.66920160910299)^2)" office:value-type="float" office:value="2.16704039373649" calcext:value-type="float">
            <text:p>2.1670403937</text:p>
          </table:table-cell>
          <table:table-cell office:value-type="string" calcext:value-type="string">
            <text:p>distance from q2</text:p>
          </table:table-cell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</text:p>
          </table:table-cell>
          <table:table-cell table:formula="of:=SUM([.D1]/([.A1]*4*PI())+[.D2]/([.A2]*PI()*4))" office:value-type="float" office:value="0.17894367850098" calcext:value-type="float">
            <text:p>0.178943678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7:07:26.291907518</meta:creation-date>
    <dc:date>2018-01-16T17:23:16.048012935</dc:date>
    <meta:editing-duration>PT5M20S</meta:editing-duration>
    <meta:editing-cycles>1</meta:editing-cycles>
    <meta:document-statistic meta:table-count="1" meta:cell-count="8" meta:object-count="0"/>
    <meta:generator>LibreOffice/5.1.6.2$Linux_X86_64 LibreOffice_project/10m0$Build-2</meta:generator>
  </office:meta>
</office:document-meta>
</file>